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1.8516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style:text-align-source="fix" style:repeat-content="false" fo:border-left="0.0008in solid #000000" fo:padding-bottom="0.0138in" fo:padding-left="0.0138in" fo:padding-right="0in" fo:padding-top="0.0138in" fo:border-right="none" fo:border-top="0.0008in solid #000000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able-cell-properties fo:border-bottom="none" style:text-align-source="fix" style:repeat-content="false" fo:border-left="0.0008in solid #000000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3" style:family="table-cell" style:parent-style-name="Default" style:data-style-name="N0">
      <style:table-cell-properties fo:border-bottom="0.0008in solid #000000" style:text-align-source="fix" style:repeat-content="false" fo:border-left="0.0008in solid #000000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4" style:family="table-cell" style:parent-style-name="Default" style:data-style-name="N0">
      <style:table-cell-properties fo:border-bottom="0.0008in solid #000000" style:text-align-source="fix" style:repeat-content="false" fo:border-left="none" fo:padding-bottom="0.0138in" fo:padding-left="0.0138in" fo:padding-right="0in" fo:padding-top="0.0138in" fo:border-right="none" fo:border-top="0.0008in solid #000000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0.0008in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8" style:family="table-cell" style:parent-style-name="Default" style:data-style-name="N0">
      <style:table-cell-properties fo:border-bottom="0.0008in solid #000000" style:text-align-source="fix" style:repeat-content="false" fo:border-left="none" fo:padding-bottom="0.0138in" fo:padding-left="0.0138in" fo:padding-right="0in" fo:padding-top="0.0138in" fo:border-right="0.0008in solid #000000" fo:border-top="0.0008in solid #000000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0.0008in solid #000000" fo:border-top="none" style:vertical-align="automatic"/>
      <style:paragraph-properties fo:text-align="end"/>
    </style:style>
    <style:style style:name="ce10" style:family="table-cell" style:parent-style-name="Default" style:data-style-name="N0">
      <style:table-cell-properties fo:border-bottom="0.0008in solid #000000" style:text-align-source="fix" style:repeat-content="false" fo:border-left="none" fo:padding-bottom="0.0138in" fo:padding-left="0.0138in" fo:padding-right="0in" fo:padding-top="0.0138in" fo:border-right="0.0008in solid #000000" fo:border-top="none" style:vertical-align="automatic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>
            <text:p>Description</text:p>
          </table:table-cell>
          <table:table-cell table:style-name="ce4" office:value-type="string">
            <text:p>Code</text:p>
          </table:table-cell>
          <table:table-cell table:style-name="ce8" office:value-type="string">
            <text:p>Quantity</text:p>
          </table:table-cell>
        </table:table-row>
        <table:table-row table:style-name="ro1">
          <table:table-cell office:value-type="string">
            <text:p>At Mega 644</text:p>
          </table:table-cell>
          <table:table-cell office:value-type="string">
            <text:p>ATMEGA644A-A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istanziali M3 31.8mm</text:p>
          </table:table-cell>
          <table:table-cell office:value-type="string">
            <text:p>HS 6 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tched bjt</text:p>
          </table:table-cell>
          <table:table-cell office:value-type="string">
            <text:p>DMMT5401-7-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aspberry Pi GPIO Female</text:p>
          </table:table-cell>
          <table:table-cell table:style-name="ce6" office:value-type="string">
            <text:p>SH-2x20-L16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in Strip Maschio 2.54mm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in Strip Femmina 2.54mm</text:p>
          </table:table-cell>
          <table:table-cell office:value-type="string">
            <text:p>W34420TRC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rsetto a vite 2.54mm 1x5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rsetto a vite 5.12mm 1x2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Quarzo 7x5mm 20MHz</text:p>
          </table:table-cell>
          <table:table-cell office:value-type="string">
            <text:p>LFXTAL0263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d Verde 2.2V SMD0805</text:p>
          </table:table-cell>
          <table:table-cell office:value-type="string">
            <text:p>LG R9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ettable Fuse PTC 85mO</text:p>
          </table:table-cell>
          <table:table-cell office:value-type="string">
            <text:p>MF-NSMF200-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ectrolitic Capacitor 100uF 6,3V 480mA 6,3mm</text:p>
          </table:table-cell>
          <table:table-cell office:value-type="string">
            <text:p>63ZLG100M63X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lectrolitic Capacitor 220uF 35V 755mA 8mm</text:p>
          </table:table-cell>
          <table:table-cell office:value-type="string">
            <text:p>35ZLH220MEFC8X1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epic Controller SOIC8</text:p>
          </table:table-cell>
          <table:table-cell office:value-type="string">
            <text:p>LT1619ES8#PB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densatore 22pF SMD0805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ndensatore 6.8nF V SMD0805</text:p>
          </table:table-cell>
          <table:table-cell office:value-type="string">
            <text:p>08055F682KAZ2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densatore 100nF 50V SMD0805</text:p>
          </table:table-cell>
          <table:table-cell office:value-type="string">
            <text:p>08055C104KAT2A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apacitor Sepic 10uF 100V SMD1812</text:p>
          </table:table-cell>
          <table:table-cell office:value-type="string">
            <text:p>CKG45NX7S2A106M500J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densatore 10uF 25V SMD1206</text:p>
          </table:table-cell>
          <table:table-cell office:value-type="string">
            <text:p>GRM31CB31E106KA75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errite 240nH 26mO 3.2A SMD0806</text:p>
          </table:table-cell>
          <table:table-cell office:value-type="string">
            <text:p>74479876124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uctor 33uH 3A</text:p>
          </table:table-cell>
          <table:table-cell office:value-type="string">
            <text:p>B82477G4333M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win Scottky 200mA sot23</text:p>
          </table:table-cell>
          <table:table-cell office:value-type="string">
            <text:p>BAT54C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D rectifier</text:p>
          </table:table-cell>
          <table:table-cell office:value-type="string">
            <text:p>DB207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iodo Schottky 60V 0,75V 3A</text:p>
          </table:table-cell>
          <table:table-cell office:value-type="string">
            <text:p>SK36A R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mos sot23</text:p>
          </table:table-cell>
          <table:table-cell office:value-type="string">
            <text:p>IRLML2803TRPBF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mos to252</text:p>
          </table:table-cell>
          <table:table-cell office:value-type="string">
            <text:p>IPD50P03P4L-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ow Vth NMOS</text:p>
          </table:table-cell>
          <table:table-cell office:value-type="string">
            <text:p>FDD66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-Bridge. 3A 6Vmin 36Vmax</text:p>
          </table:table-cell>
          <table:table-cell office:value-type="string">
            <text:p>BD62321HFP-T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DO Adjust 3A</text:p>
          </table:table-cell>
          <table:table-cell office:value-type="string">
            <text:p>SPX29302T5-L/T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DO 5V 800mA sot223</text:p>
          </table:table-cell>
          <table:table-cell office:value-type="string">
            <text:p>REG1117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X resistors 1K SMD1206</text:p>
          </table:table-cell>
          <table:table-cell office:value-type="string">
            <text:p>RAC164D102JC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esistenza 1K SMD0805</text:p>
          </table:table-cell>
          <table:table-cell office:value-type="string">
            <text:p>CR0805-FX-1001EL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sistenza 10K SMD0805</text:p>
          </table:table-cell>
          <table:table-cell office:value-type="string">
            <text:p>CR0805-JW-103ELF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sistenza 33.8K SMD0805</text:p>
          </table:table-cell>
          <table:table-cell office:value-type="string">
            <text:p>CPF-A-0805B34K8E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Resistenza 100K SMD0805</text:p>
          </table:table-cell>
          <table:table-cell table:style-name="ce7" office:value-type="string">
            <text:p>RMC1/10K104FTP</text:p>
          </table:table-cell>
          <table:table-cell table:style-name="ce10" office:value-type="float" office:value="13">
            <text:p>1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3/20/2018</text:date>, <text:time>13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49:20.58</meta:creation-date>
    <dc:date>2018-03-20T13:50:10.76</dc:date>
    <meta:editing-duration>PT50S</meta:editing-duration>
    <meta:editing-cycles>1</meta:editing-cycles>
    <meta:document-statistic meta:table-count="3" meta:cell-count="104" meta:object-count="0"/>
    <meta:generator>OpenOffice/4.0.1$Win32 OpenOffice.org_project/401m5$Build-9714</meta:generator>
  </office:meta>
</office:document-meta>
</file>